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=========================================================================</text:p>
      <text:p text:style-name="Standard">Registering image #8 (4)</text:p>
      <text:p text:style-name="Standard">==============================================================================</text:p>
      <text:p text:style-name="Standard"/>
      <text:p text:style-name="Standard"><text:s text:c="2"/>=&gt; Image sees 684 / 3391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4 (4)</text:p>
      <text:p text:style-name="Standard">==============================================================================</text:p>
      <text:p text:style-name="Standard"/>
      <text:p text:style-name="Standard"><text:s text:c="2"/>=&gt; Image sees 604 / 4497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15 (4)</text:p>
      <text:p text:style-name="Standard">==============================================================================</text:p>
      <text:p text:style-name="Standard"/>
      <text:p text:style-name="Standard"><text:s text:c="2"/>=&gt; Image sees 527 / 4075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2 (4)</text:p>
      <text:p text:style-name="Standard">==============================================================================</text:p>
      <text:p text:style-name="Standard"/>
      <text:p text:style-name="Standard"><text:s text:c="2"/>=&gt; Image sees 469 / 3991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1 (4)</text:p>
      <text:p text:style-name="Standard">==============================================================================</text:p>
      <text:p text:style-name="Standard"/>
      <text:p text:style-name="Standard"><text:s text:c="2"/>=&gt; Image sees 390 / 3857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6 (4)</text:p>
      <text:p text:style-name="Standard">==============================================================================</text:p>
      <text:p text:style-name="Standard"/>
      <text:p text:style-name="Standard"><text:s text:c="2"/>=&gt; Image sees 364 / 3412 points</text:p>
      <text:p text:style-name="Standard"><text:soft-page-break/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7 (4)</text:p>
      <text:p text:style-name="Standard">==============================================================================</text:p>
      <text:p text:style-name="Standard"/>
      <text:p text:style-name="Standard"><text:s text:c="2"/>=&gt; Image sees 308 / 3788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9 (4)</text:p>
      <text:p text:style-name="Standard">==============================================================================</text:p>
      <text:p text:style-name="Standard"/>
      <text:p text:style-name="Standard"><text:s text:c="2"/>=&gt; Image sees 274 / 3882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5 (4)</text:p>
      <text:p text:style-name="Standard">==============================================================================</text:p>
      <text:p text:style-name="Standard"/>
      <text:p text:style-name="Standard"><text:s text:c="2"/>=&gt; Image sees 253 / 4823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3 (4)</text:p>
      <text:p text:style-name="Standard">==============================================================================</text:p>
      <text:p text:style-name="Standard"/>
      <text:p text:style-name="Standard"><text:s text:c="2"/>=&gt; Image sees 260 / 3765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10 (4)</text:p>
      <text:p text:style-name="Standard">==============================================================================</text:p>
      <text:p text:style-name="Standard"/>
      <text:p text:style-name="Standard"><text:s text:c="2"/>=&gt; Image sees 190 / 6912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12 (4)</text:p>
      <text:p text:style-name="Standard">==============================================================================</text:p>
      <text:p text:style-name="Standard"><text:soft-page-break/></text:p>
      <text:p text:style-name="Standard"><text:s text:c="2"/>=&gt; Image sees 142 / 6128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Finding good initial image pair</text:p>
      <text:p text:style-name="Standard">==============================================================================</text:p>
      <text:p text:style-name="Standard"/>
      <text:p text:style-name="Standard"><text:s text:c="2"/>=&gt; No good initial image pair found.</text:p>
      <text:p text:style-name="Standard"/>
      <text:p text:style-name="Standard">Elapsed time: 0.539 [minutes]</text:p>
      <text:p text:style-name="Standard">ERROR: failed to create sparse model</text:p>
      <text:p text:style-name="Standard">ERROR:root:Mapper failed with code 256. Exiting.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1. <text:span text:style-name="Strong_20_Emphasis">Modèle de caméra non-standard (RPC au lieu du modèle pinhole)</text:span></text:h>
      <text:list xml:id="list2586480829" text:style-name="L1">
        <text:list-item>
          <text:p text:style-name="P1">Les images satellites utilisent un <text:span text:style-name="Strong_20_Emphasis">modèle de caméra à coefficients polynomiaux rationnels (RPC)</text:span>, très différent du modèle pinhole utilisé dans les NeRF classiques.</text:p>
        </text:list-item>
        <text:list-item>
          <text:p text:style-name="P1">Cela complique le <text:span text:style-name="Strong_20_Emphasis">lancement des rayons</text:span> dans l’espace 3D car la projection n’est pas linéaire.</text:p>
        </text:list-item>
        <text:list-item>
          <text:p text:style-name="P1">Sat-NeRF résout cela en <text:span text:style-name="Strong_20_Emphasis">échantillonnant directement à partir des modèles RPC</text:span> pour garantir la précision géométrique dans l’espace objet.</text:p>
        </text:list-item>
      </text:list>
      <text:p text:style-name="Horizontal_20_Line"/>
      <text:h text:style-name="Heading_20_3" text:outline-level="3">2. <text:span text:style-name="Strong_20_Emphasis">Apparence incohérente à cause des prises multi-dates</text:span></text:h>
      <text:list xml:id="list3764739963" text:style-name="L2">
        <text:list-item>
          <text:p text:style-name="P2">Contrairement aux photos classiques (prises à quelques secondes d'intervalle), les images satellites sont souvent prises à <text:span text:style-name="Strong_20_Emphasis">plusieurs jours ou mois d'écart</text:span>, sous <text:span text:style-name="Strong_20_Emphasis">des conditions d’éclairage et météorologiques très variables</text:span>.</text:p>
        </text:list-item>
        <text:list-item>
          <text:p text:style-name="P2">Cela introduit des <text:span text:style-name="Strong_20_Emphasis">incohérences radiométriques</text:span> (changements de lumière, météo, saisons) et rend difficile l’apprentissage d’une représentation cohérente.</text:p>
        </text:list-item>
        <text:list-item>
          <text:p text:style-name="P2">Sat-NeRF intègre un <text:span text:style-name="Strong_20_Emphasis">modèle d’irradiance sensible aux ombres</text:span> et un <text:span text:style-name="Strong_20_Emphasis">biais d’ambiance</text:span> pour gérer ces variations.</text:p>
        </text:list-item>
      </text:list>
      <text:p text:style-name="Horizontal_20_Line"/>
      <text:h text:style-name="Heading_20_3" text:outline-level="3">3. <text:span text:style-name="Strong_20_Emphasis">Objets transitoires (voitures, végétation, constructions)</text:span></text:h>
      <text:list xml:id="list2215325033" text:style-name="L3">
        <text:list-item>
          <text:p text:style-name="P3">Les images satellites montrent des objets qui <text:span text:style-name="Strong_20_Emphasis">apparaissent ou disparaissent</text:span> entre les prises (ex. voitures, feuilles, grues…).</text:p>
        </text:list-item>
        <text:list-item>
          <text:p text:style-name="P3">Ces objets <text:span text:style-name="Strong_20_Emphasis">ne font pas partie de la structure permanente de la scène</text:span> mais perturbent l’apprentissage du NeRF.</text:p>
        </text:list-item>
        <text:list-item>
          <text:p text:style-name="P3"><text:soft-page-break/>Sat-NeRF introduit un <text:span text:style-name="Strong_20_Emphasis">coefficient d’incertitude β</text:span> pour que le réseau apprenne à <text:span text:style-name="Strong_20_Emphasis">ignorer</text:span> ces objets dans la fonction de perte.</text:p>
        </text:list-item>
      </text:list>
      <text:p text:style-name="Horizontal_20_Line"/>
      <text:h text:style-name="Heading_20_3" text:outline-level="3">4. <text:span text:style-name="Strong_20_Emphasis">Problèmes de recalage (bundle adjustment nécessaire)</text:span></text:h>
      <text:list xml:id="list4058167819" text:style-name="L4">
        <text:list-item>
          <text:p text:style-name="P4">Les erreurs dans les RPC d’origine peuvent faire que <text:span text:style-name="Strong_20_Emphasis">les rayons des différentes images ne se croisent pas correctement</text:span> dans l’espace 3D.</text:p>
        </text:list-item>
        <text:list-item>
          <text:p text:style-name="P4">Sat-NeRF corrige ce problème avec un <text:span text:style-name="Strong_20_Emphasis">bundle adjustment</text:span> préalable pour aligner les caméras et améliorer la précision du modèle 3D.</text:p>
        </text:list-item>
      </text:list>
      <text:p text:style-name="Horizontal_20_Line"/>
      <text:h text:style-name="Heading_20_3" text:outline-level="3">5. <text:span text:style-name="Strong_20_Emphasis">Grande distance caméra-scène</text:span></text:h>
      <text:list xml:id="list3275019586" text:style-name="L5">
        <text:list-item>
          <text:p text:style-name="P5">Les satellites étant à des centaines de kilomètres, la <text:span text:style-name="Strong_20_Emphasis">parallaxe entre les vues est réduite</text:span>, rendant la <text:span text:style-name="Strong_20_Emphasis">triangulation de profondeur moins précise</text:span>.</text:p>
        </text:list-item>
        <text:list-item>
          <text:p text:style-name="P5">Sat-NeRF adapte le sampling pour gérer cette géométrie aplatie et maximise l’utilisation des informations de profondeur même dans ces conditions difficiles.</text:p>
        </text:list-item>
      </text:list>
      <text:p text:style-name="Horizontal_20_Line"/>
      <text:h text:style-name="Heading_20_3" text:outline-level="3">6. <text:span text:style-name="Strong_20_Emphasis">Besoin de supervision implicite</text:span></text:h>
      <text:list xml:id="list2565498816" text:style-name="L6">
        <text:list-item>
          <text:p text:style-name="P6">Les NeRF classiques apprennent souvent sur des scènes avec <text:span text:style-name="Strong_20_Emphasis">vérités terrain (ground truth)</text:span> disponibles.</text:p>
        </text:list-item>
        <text:list-item>
          <text:p text:style-name="P6">Or, les images satellites manquent souvent de vérité de terrain dense. Sat-NeRF s’en sort grâce à <text:span text:style-name="Strong_20_Emphasis">des pertes auto-supervisées</text:span> (image vs rendu) et <text:span text:style-name="Strong_20_Emphasis">l’utilisation facultative de points de supervision dérivés du bundle adjustment</text:span>.</text:p>
        </text:list-item>
      </text:list>
      <text:p text:style-name="Horizontal_20_Line"/>
      <text:p text:style-name="Text_20_body">En résumé, passer des images classiques aux images satellites pour les NeRF nécessite de résoudre des problèmes de <text:span text:style-name="Strong_20_Emphasis">modèle de caméra</text:span>, <text:span text:style-name="Strong_20_Emphasis">variabilité temporelle</text:span>, <text:span text:style-name="Strong_20_Emphasis">présence d’objets transitoires</text:span>, et <text:span text:style-name="Strong_20_Emphasis">géométrie faible en relief</text:span>. La méthode Sat-NeRF surmonte ces défis en adaptant profondément l’architecture NeRF, la fonction de perte, et les stratégies d’apprentissage.</text:p>
      <text:p text:style-name="Standard"/>
      <text:p text:style-name="Standard"/>
      <text:p text:style-name="Standard"/>
      <text:p text:style-name="Standard">Les deux vues sont <text:span text:style-name="Strong_20_Emphasis">quasi identiques</text:span>, probablement issues d'une orbite satellite avec <text:span text:style-name="Strong_20_Emphasis">angle d'observation très proche</text:span> (</text:p>
      <text:p text:style-name="Standard"/>
      <text:p text:style-name="Standard"/>
      <text:list xml:id="list1343555344" text:style-name="L7">
        <text:list-item>
          <text:p text:style-name="P7">COLMAP (SfM) repose sur la parallaxe pour estimer la profondeur.</text:p>
        </text:list-item>
        <text:list-item>
          <text:p text:style-name="P7">Si le décalage est trop petit, il <text:span text:style-name="Strong_20_Emphasis">n'y a pas assez d'information pour trianguler</text:span>.</text:p>
        </text:list-item>
      </text:list>
      <text:h text:style-name="Heading_20_4" text:outline-level="4">2. <text:span text:style-name="Strong_20_Emphasis">Pas assez de points-clés distinctifs</text:span></text:h>
      <text:list xml:id="list2417937333" text:style-name="L8">
        <text:list-item>
          <text:p text:style-name="P8">Beaucoup de surfaces <text:span text:style-name="Strong_20_Emphasis">larges, plates et répétitives</text:span> (routes, toits, parkings).</text:p>
        </text:list-item>
        <text:list-item>
          <text:p text:style-name="P8"><text:soft-page-break/>Faible <text:span text:style-name="Strong_20_Emphasis">variation de texture</text:span> entre les deux vues.</text:p>
        </text:list-item>
        <text:list-item>
          <text:p text:style-name="P8">Zones d’ombre qui <text:span text:style-name="Strong_20_Emphasis">masquent des features utiles</text:span> dans une seule vu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00:06:45.214232896</meta:creation-date>
    <dc:date>2025-06-13T00:38:42.262565593</dc:date>
    <meta:editing-duration>PT21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96" meta:word-count="763" meta:character-count="6752" meta:non-whitespace-character-count="6055"/>
  </office:meta>
</office:document-meta>
</file>